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018cm" svg:stroke-color="#000000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Fine_20_Dashed_20__28_var_29_" draw:fill="solid" draw:fill-color="#ffffff" draw:textarea-vertical-align="middle"/>
    </style:style>
    <style:style style:name="gr8" style:family="graphic" style:parent-style-name="standard">
      <style:graphic-properties draw:stroke="none" draw:stroke-dash="Fine_20_Dashed_20__28_var_29_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181cm" style:use-optimal-column-width="false"/>
    </style:style>
    <style:style style:name="co2" style:family="table-column">
      <style:table-column-properties style:column-width="3.679cm" style:use-optimal-column-width="false"/>
    </style:style>
    <style:style style:name="co3" style:family="table-column">
      <style:table-column-properties style:column-width="4.188cm" style:use-optimal-column-width="false"/>
    </style:style>
    <style:style style:name="ro1" style:family="table-row">
      <style:table-row-properties style:row-height="0.872cm"/>
    </style:style>
    <style:style style:name="ro2" style:family="table-row">
      <style:table-row-properties style:row-height="0.924cm"/>
    </style:style>
    <style:style style:name="ro3" style:family="table-row">
      <style:table-row-properties style:row-height="0.954cm"/>
    </style:style>
    <style:style style:name="ro4" style:family="table-row">
      <style:table-row-properties style:row-height="0.85cm"/>
    </style:style>
    <style:style style:name="ro5" style:family="table-row">
      <style:table-row-properties style:row-height="0.843cm"/>
    </style:style>
    <style:style style:name="ro6" style:family="table-row">
      <style:table-row-properties style:row-height="0.996cm"/>
    </style:style>
    <style:style style:name="ro7" style:family="table-row">
      <style:table-row-properties style:row-height="0cm"/>
    </style:style>
    <style:style style:name="ro8" style:family="table-row">
      <style:table-row-properties style:row-height="0.921cm"/>
    </style:style>
    <style:style style:name="ro9" style:family="table-row">
      <style:table-row-properties style:row-height="0.867cm"/>
    </style:style>
    <style:style style:name="ro10" style:family="table-row">
      <style:table-row-properties style:row-height="1.232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-left="0.001cm solid #000000" fo:border-right="0.001cm solid #000000" fo:border-top="0.001cm solid #000000" fo:border-bottom="none"/>
      <style:text-properties fo:font-size="14pt" style:font-size-asian="14pt" style:font-size-complex="14pt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none"/>
      <style:text-properties fo:font-size="14pt" style:font-size-asian="14pt" style:font-size-complex="14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0.001cm solid #000000"/>
      <style:text-properties fo:font-size="14pt" style:font-size-asian="14pt" style:font-size-complex="14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4pt" style:font-size-asian="14pt" style:font-size-complex="14pt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0.001cm solid #ffffff"/>
      <style:text-properties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ffffff" fo:border-bottom="0.001cm solid #ffffff"/>
      <style:text-properties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ffffff" fo:border-bottom="0.0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0.001cm solid #ffffff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1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ffffff" fo:border-bottom="0.001cm solid #ffffff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ffffff" fo:border-bottom="0.001cm solid #000000"/>
      <style:text-properties fo:font-size="14pt" style:font-size-asian="14pt" style:font-size-complex="14pt"/>
    </style:style>
    <style:style style:name="ce13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non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4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ce15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size="14pt" style:font-size-asian="14pt" style:font-size-complex="14pt"/>
    </style:style>
    <style:style style:name="ce16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Arial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ce17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text-properties fo:font-family="Arial" style:font-family-generic="swiss" style:font-pitch="variable" fo:font-size="14pt" style:font-size-asian="14pt" style:font-size-complex="14pt"/>
    </style:style>
    <style:style style:name="P6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>
      <style:paragraph-properties fo:text-align="center"/>
      <style:text-properties fo:font-family="Arial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3" style:family="text">
      <style:text-properties fo:font-family="Arial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5.18cm" svg:height="3.703cm" svg:x="21.499cm" svg:y="2.1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ROPERTY</text:span></text:p>
              </table:table-cell>
            </table:table-row>
            <table:table-row table:style-name="ro2">
              <table:table-cell table:style-name="ce2">
                <text:p text:style-name="P2"><text:span text:style-name="T2">P_PropertyID</text:span></text:p>
              </table:table-cell>
            </table:table-row>
            <table:table-row table:style-name="ro3">
              <table:table-cell table:style-name="ce3">
                <text:p text:style-name="P3"><text:span text:style-name="T1">P_Utilities</text:span></text:p>
              </table:table-cell>
            </table:table-row>
            <table:table-row table:style-name="ro3">
              <table:table-cell table:style-name="ce4">
                <text:p text:style-name="P3"><text:span text:style-name="T1">P_LotAre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8cm" svg:height="3.6cm" svg:x="8.91cm" svg:y="10.454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5">
                <text:p text:style-name="P1"><text:span text:style-name="T1">SALE</text:span></text:p>
              </table:table-cell>
            </table:table-row>
            <table:table-row table:style-name="ro5">
              <table:table-cell table:style-name="ce6">
                <text:p text:style-name="P4"><text:span text:style-name="T3">S_DateID</text:span></text:p>
              </table:table-cell>
            </table:table-row>
            <table:table-row table:style-name="ro3">
              <table:table-cell table:style-name="ce7">
                <text:p text:style-name="P4"><text:span text:style-name="T4">S_HouseID</text:span></text:p>
              </table:table-cell>
            </table:table-row>
            <table:table-row table:style-name="ro3">
              <table:table-cell table:style-name="ce8">
                <text:p text:style-name="P5"><text:span text:style-name="T5">S_SalePric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8cm" svg:height="13.211cm" svg:x="15.391cm" svg:y="5.529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5">
                <text:p text:style-name="P1"><text:span text:style-name="T1">HOUSE</text:span></text:p>
              </table:table-cell>
            </table:table-row>
            <table:table-row table:style-name="ro7">
              <table:table-cell table:style-name="ce9">
                <text:p text:style-name="P6"><text:span text:style-name="T6">H_HouseID</text:span></text:p>
              </table:table-cell>
            </table:table-row>
            <table:table-row table:style-name="ro3">
              <table:table-cell table:style-name="ce3">
                <text:p><text:span text:style-name="T1">H_Neighborhood</text:span></text:p>
              </table:table-cell>
            </table:table-row>
            <table:table-row table:style-name="ro3">
              <table:table-cell table:style-name="ce3">
                <text:p><text:span text:style-name="T1">H_OverallCond</text:span></text:p>
              </table:table-cell>
            </table:table-row>
            <table:table-row table:style-name="ro3">
              <table:table-cell table:style-name="ce3">
                <text:p text:style-name="P3"><text:span text:style-name="T1">H_YearBuilt</text:span></text:p>
              </table:table-cell>
            </table:table-row>
            <table:table-row table:style-name="ro3">
              <table:table-cell table:style-name="ce3">
                <text:p text:style-name="P3"><text:span text:style-name="T1">H_TotalBsmtSF</text:span></text:p>
              </table:table-cell>
            </table:table-row>
            <table:table-row table:style-name="ro3">
              <table:table-cell table:style-name="ce3">
                <text:p text:style-name="P3"><text:span text:style-name="T1">H_FirstFlrSF</text:span></text:p>
              </table:table-cell>
            </table:table-row>
            <table:table-row table:style-name="ro3">
              <table:table-cell table:style-name="ce3">
                <text:p text:style-name="P3"><text:span text:style-name="T1">H_SecondFlrSF</text:span></text:p>
              </table:table-cell>
            </table:table-row>
            <table:table-row table:style-name="ro3">
              <table:table-cell table:style-name="ce3">
                <text:p text:style-name="P3"><text:span text:style-name="T1">H_GrLivArea</text:span></text:p>
              </table:table-cell>
            </table:table-row>
            <table:table-row table:style-name="ro3">
              <table:table-cell table:style-name="ce3">
                <text:p text:style-name="P3"><text:span text:style-name="T1">H_BedroomAbvGr</text:span></text:p>
              </table:table-cell>
            </table:table-row>
            <table:table-row table:style-name="ro3">
              <table:table-cell table:style-name="ce3">
                <text:p text:style-name="P3">H_KitchenQual</text:p>
              </table:table-cell>
            </table:table-row>
            <table:table-row table:style-name="ro3">
              <table:table-cell table:style-name="ce3">
                <text:p text:style-name="P3">H_GarageCond</text:p>
              </table:table-cell>
            </table:table-row>
            <table:table-row table:style-name="ro3">
              <table:table-cell table:style-name="ce3">
                <text:p text:style-name="P3">H_PropertyID <text:span text:style-name="T7">(FK)</text:span></text:p>
              </table:table-cell>
            </table:table-row>
            <table:table-row table:style-name="ro3">
              <table:table-cell table:style-name="ce4">
                <text:p text:style-name="P3">H_SalePrice <text:span text:style-name="T7">(FK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8cm" svg:height="3.695cm" svg:x="1.78cm" svg:y="8.422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1">
                <text:p text:style-name="P1"><text:span text:style-name="T1">DATE</text:span></text:p>
              </table:table-cell>
            </table:table-row>
            <table:table-row table:style-name="ro9">
              <table:table-cell table:style-name="ce9">
                <text:p text:style-name="P6"><text:span text:style-name="T8">D_YearSold</text:span></text:p>
              </table:table-cell>
            </table:table-row>
            <table:table-row table:style-name="ro3">
              <table:table-cell table:style-name="ce9">
                <text:p text:style-name="P6"><text:span text:style-name="T7">D_MoSold</text:span></text:p>
              </table:table-cell>
            </table:table-row>
            <table:table-row table:style-name="ro3">
              <table:table-cell table:style-name="ce4">
                <text:p text:style-name="P3">D_SalePrice <text:span text:style-name="T7">(FK)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line draw:style-name="gr1" draw:text-style-name="P7" draw:layer="layout" svg:x1="21.499cm" svg:y1="3.4cm" svg:x2="21.2cm" svg:y2="3.4cm">
            <text:p/>
          </draw:line>
          <draw:line draw:style-name="gr1" draw:text-style-name="P7" draw:layer="layout" svg:x1="21.2cm" svg:y1="3.4cm" svg:x2="21.2cm" svg:y2="17.2cm">
            <text:p/>
          </draw:line>
          <draw:line draw:style-name="gr2" draw:text-style-name="P7" draw:layer="layout" svg:x1="21.2cm" svg:y1="17.2cm" svg:x2="20cm" svg:y2="17.2cm">
            <text:p/>
          </draw:line>
        </draw:g>
        <draw:g>
          <draw:line draw:style-name="gr1" draw:text-style-name="P7" draw:layer="layout" svg:x1="14.12cm" svg:y1="13.6cm" svg:x2="14.391cm" svg:y2="13.6cm">
            <text:p/>
          </draw:line>
          <draw:line draw:style-name="gr1" draw:text-style-name="P7" draw:layer="layout" svg:x1="14.391cm" svg:y1="13.6cm" svg:x2="14.391cm" svg:y2="18.4cm">
            <text:p/>
          </draw:line>
          <draw:line draw:style-name="gr2" draw:text-style-name="P7" draw:layer="layout" svg:x1="14.391cm" svg:y1="18.4cm" svg:x2="15.391cm" svg:y2="18.4cm">
            <text:p/>
          </draw:line>
        </draw:g>
        <draw:g>
          <draw:line draw:style-name="gr1" draw:text-style-name="P7" draw:layer="layout" svg:x1="8.91cm" svg:y1="13.4cm" svg:x2="7.4cm" svg:y2="13.4cm">
            <text:p/>
          </draw:line>
          <draw:line draw:style-name="gr1" draw:text-style-name="P7" draw:layer="layout" svg:x1="7.4cm" svg:y1="13.4cm" svg:x2="7.4cm" svg:y2="11.6cm">
            <text:p/>
          </draw:line>
          <draw:line draw:style-name="gr3" draw:text-style-name="P7" draw:layer="layout" svg:x1="7.4cm" svg:y1="11.6cm" svg:x2="6.4cm" svg:y2="11.6cm">
            <text:p/>
          </draw:line>
        </draw:g>
        <draw:g>
          <draw:line draw:style-name="gr4" draw:text-style-name="P7" draw:layer="layout" svg:x1="6.96cm" svg:y1="9.8cm" svg:x2="7.6cm" svg:y2="9.8cm">
            <text:p/>
          </draw:line>
          <draw:line draw:style-name="gr4" draw:text-style-name="P7" draw:layer="layout" svg:x1="6.96cm" svg:y1="10.6cm" svg:x2="7.6cm" svg:y2="10.6cm">
            <text:p/>
          </draw:line>
          <draw:line draw:style-name="gr4" draw:text-style-name="P7" draw:layer="layout" svg:x1="7.6cm" svg:y1="9.8cm" svg:x2="7.6cm" svg:y2="10.6cm">
            <text:p/>
          </draw:line>
          <draw:line draw:style-name="gr4" draw:text-style-name="P7" draw:layer="layout" svg:x1="7.6cm" svg:y1="10.2cm" svg:x2="8.2cm" svg:y2="10.2cm">
            <text:p/>
          </draw:line>
          <draw:line draw:style-name="gr4" draw:text-style-name="P7" draw:layer="layout" svg:x1="8.2cm" svg:y1="10.2cm" svg:x2="8.2cm" svg:y2="11.6cm">
            <text:p/>
          </draw:line>
          <draw:line draw:style-name="gr4" draw:text-style-name="P7" draw:layer="layout" svg:x1="8.2cm" svg:y1="11.6cm" svg:x2="8.91cm" svg:y2="11.6cm">
            <text:p/>
          </draw:line>
        </draw:g>
        <draw:g>
          <draw:line draw:style-name="gr4" draw:text-style-name="P7" draw:layer="layout" svg:x1="15.383cm" svg:y1="6.8cm" svg:x2="14.8cm" svg:y2="6.8cm">
            <text:p/>
          </draw:line>
          <draw:line draw:style-name="gr4" draw:text-style-name="P7" draw:layer="layout" svg:x1="14.8cm" svg:y1="6.8cm" svg:x2="14.8cm" svg:y2="12.4cm">
            <text:p/>
          </draw:line>
          <draw:line draw:style-name="gr4" draw:text-style-name="P7" draw:layer="layout" svg:x1="14.8cm" svg:y1="12.4cm" svg:x2="14.129cm" svg:y2="12.4cm">
            <text:p/>
          </draw:lin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ellipse draw:style-name="gr6" draw:text-style-name="P7" draw:layer="layout" svg:width="5cm" svg:height="5.2cm" svg:x="7.6cm" svg:y="8.8cm">
            <text:p/>
          </draw:ellipse>
          <draw:line draw:style-name="gr7" draw:text-style-name="P7" draw:layer="layout" svg:x1="7.8cm" svg:y1="10.4cm" svg:x2="12.4cm" svg:y2="10.4cm">
            <text:p/>
          </draw:line>
        </draw:g>
        <draw:frame draw:style-name="standard" draw:layer="layout" svg:width="3.678cm" svg:height="3.695cm" svg:x="1.8cm" svg:y="8.995cm">
          <table:table table:template-name="default" table:use-first-row-styles="true" table:use-banding-rows-styles="true">
            <table:table-column table:style-name="co2"/>
            <table:table-row table:style-name="ro8">
              <table:table-cell table:style-name="ce5">
                <text:p text:style-name="P1"><text:span text:style-name="T1">DATE</text:span></text:p>
              </table:table-cell>
            </table:table-row>
            <table:table-row table:style-name="ro9">
              <table:table-cell table:style-name="ce10">
                <text:p text:style-name="P8"><text:span text:style-name="T9">D_YearSold</text:span></text:p>
              </table:table-cell>
            </table:table-row>
            <table:table-row table:style-name="ro3">
              <table:table-cell table:style-name="ce11">
                <text:p text:style-name="P9"><text:span text:style-name="T10">D_MoSold</text:span></text:p>
              </table:table-cell>
            </table:table-row>
            <table:table-row table:style-name="ro3">
              <table:table-cell table:style-name="ce12">
                <text:p text:style-name="P3">D_SalePric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8cm" svg:height="13.259cm" svg:x="14.841cm" svg:y="5.65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5">
                <text:p text:style-name="P1"><text:span text:style-name="T1">HOUSE</text:span></text:p>
              </table:table-cell>
            </table:table-row>
            <table:table-row table:style-name="ro7">
              <table:table-cell table:style-name="ce13">
                <text:p text:style-name="P8"><text:span text:style-name="T11">H_HouseID</text:span></text:p>
              </table:table-cell>
            </table:table-row>
            <table:table-row table:style-name="ro3">
              <table:table-cell table:style-name="ce3">
                <text:p><text:span text:style-name="T1">H_Neighborhood</text:span></text:p>
              </table:table-cell>
            </table:table-row>
            <table:table-row table:style-name="ro3">
              <table:table-cell table:style-name="ce3">
                <text:p><text:span text:style-name="T1">H_OverallCond</text:span></text:p>
              </table:table-cell>
            </table:table-row>
            <table:table-row table:style-name="ro3">
              <table:table-cell table:style-name="ce3">
                <text:p text:style-name="P3"><text:span text:style-name="T1">H_YearBuilt</text:span></text:p>
              </table:table-cell>
            </table:table-row>
            <table:table-row table:style-name="ro3">
              <table:table-cell table:style-name="ce3">
                <text:p text:style-name="P3"><text:span text:style-name="T1">H_TotalBsmtSF</text:span></text:p>
              </table:table-cell>
            </table:table-row>
            <table:table-row table:style-name="ro3">
              <table:table-cell table:style-name="ce3">
                <text:p text:style-name="P3"><text:span text:style-name="T1">H_FirstFlrSF</text:span></text:p>
              </table:table-cell>
            </table:table-row>
            <table:table-row table:style-name="ro3">
              <table:table-cell table:style-name="ce3">
                <text:p text:style-name="P3"><text:span text:style-name="T1">H_SecondFlrSF</text:span></text:p>
              </table:table-cell>
            </table:table-row>
            <table:table-row table:style-name="ro3">
              <table:table-cell table:style-name="ce3">
                <text:p text:style-name="P3"><text:span text:style-name="T1">H_GrLivArea</text:span></text:p>
              </table:table-cell>
            </table:table-row>
            <table:table-row table:style-name="ro3">
              <table:table-cell table:style-name="ce3">
                <text:p text:style-name="P3"><text:span text:style-name="T1">H_BedroomAbvGr</text:span></text:p>
              </table:table-cell>
            </table:table-row>
            <table:table-row table:style-name="ro3">
              <table:table-cell table:style-name="ce3">
                <text:p text:style-name="P3">H_KitchenQual</text:p>
              </table:table-cell>
            </table:table-row>
            <table:table-row table:style-name="ro3">
              <table:table-cell table:style-name="ce3">
                <text:p text:style-name="P3">H_GarageCond</text:p>
              </table:table-cell>
            </table:table-row>
            <table:table-row table:style-name="ro3">
              <table:table-cell table:style-name="ce3">
                <text:p text:style-name="P3">H_PropertyID </text:p>
              </table:table-cell>
            </table:table-row>
            <table:table-row table:style-name="ro3">
              <table:table-cell table:style-name="ce4">
                <text:p text:style-name="P3">H_SalePrice 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187cm" svg:height="3.703cm" svg:x="22.607cm" svg:y="8.765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PROPERTY</text:span></text:p>
              </table:table-cell>
            </table:table-row>
            <table:table-row table:style-name="ro2">
              <table:table-cell table:style-name="ce14">
                <text:p text:style-name="P10"><text:span text:style-name="T12">P_PropertyID</text:span></text:p>
              </table:table-cell>
            </table:table-row>
            <table:table-row table:style-name="ro3">
              <table:table-cell table:style-name="ce3">
                <text:p text:style-name="P3"><text:span text:style-name="T1">P_Utilities</text:span></text:p>
              </table:table-cell>
            </table:table-row>
            <table:table-row table:style-name="ro3">
              <table:table-cell table:style-name="ce4">
                <text:p text:style-name="P3"><text:span text:style-name="T1">P_LotArea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8cm" svg:height="3.982cm" svg:x="7.395cm" svg:y="9.381cm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15">
                <text:p text:style-name="P1"><text:span text:style-name="T1">SALE</text:span></text:p>
              </table:table-cell>
            </table:table-row>
            <table:table-row table:style-name="ro5">
              <table:table-cell table:style-name="ce16">
                <text:p text:style-name="P11"><text:span text:style-name="T13">S_DateID</text:span></text:p>
              </table:table-cell>
            </table:table-row>
            <table:table-row table:style-name="ro3">
              <table:table-cell table:style-name="ce16">
                <text:p text:style-name="P11"><text:span text:style-name="T13">S_HouseID</text:span></text:p>
              </table:table-cell>
            </table:table-row>
            <table:table-row table:style-name="ro3">
              <table:table-cell table:style-name="ce17">
                <text:p text:style-name="P12"><text:span text:style-name="T5">S_SalePrice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4" draw:text-style-name="P7" draw:layer="layout" svg:x1="5.461cm" svg:y1="11.4cm" svg:x2="7.528cm" svg:y2="11.4cm">
          <text:p/>
        </draw:line>
        <draw:line draw:style-name="gr4" draw:text-style-name="P7" draw:layer="layout" svg:x1="12.6cm" svg:y1="11.4cm" svg:x2="14.8cm" svg:y2="11.4cm">
          <text:p/>
        </draw:line>
        <draw:frame draw:style-name="gr8" draw:text-style-name="P13" draw:layer="layout" svg:width="1.314cm" svg:height="0.738cm" svg:x="5.686cm" svg:y="10.4cm">
          <draw:text-box>
            <text:p text:style-name="P13"><text:span text:style-name="T14">0,n</text:span></text:p>
          </draw:text-box>
        </draw:frame>
        <draw:frame draw:style-name="gr8" draw:text-style-name="P13" draw:layer="layout" svg:width="1.314cm" svg:height="0.738cm" svg:x="13.286cm" svg:y="10.394cm">
          <draw:text-box>
            <text:p text:style-name="P13"><text:span text:style-name="T14">0,n</text:span></text:p>
          </draw:text-box>
        </draw:frame>
        <draw:line draw:style-name="gr4" draw:text-style-name="P14" draw:layer="layout" svg:x1="20.021cm" svg:y1="11.4cm" svg:x2="22.607cm" svg:y2="11.4cm">
          <text:p/>
        </draw:line>
        <draw:frame draw:style-name="gr8" draw:text-style-name="P13" draw:layer="layout" svg:width="1.314cm" svg:height="0.738cm" svg:x="20.021cm" svg:y="10.394cm">
          <draw:text-box>
            <text:p text:style-name="P13"><text:span text:style-name="T14">1,1</text:span></text:p>
          </draw:text-box>
        </draw:frame>
        <draw:frame draw:style-name="gr8" draw:text-style-name="P13" draw:layer="layout" svg:width="1.314cm" svg:height="0.738cm" svg:x="21.486cm" svg:y="10.394cm">
          <draw:text-box>
            <text:p text:style-name="P13"><text:span text:style-name="T14">1,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6-24T14:06:13.64</meta:creation-date>
    <meta:editing-duration>PT1H2M52S</meta:editing-duration>
    <meta:editing-cycles>26</meta:editing-cycles>
    <dc:date>2022-06-24T15:09:00.99</dc:date>
    <meta:generator>OpenOffice/4.1.10$Win32 OpenOffice.org_project/4110m2$Build-9807</meta:generator>
    <meta:document-statistic meta:object-count="66"/>
  </office:meta>
</office:document-meta>
</file>